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ssionLocaleResolverTests.resolveLocaleWithoutSessionAndDefaultLoca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essionLocaleResolverTests.resolveLocaleWithoutSes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essionLocaleResolverTests.customDefaultLocaleFun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essionLocaleResolverTests.resolveLoca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essionLocaleResolverTests.setLocaleToNullLoca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SessionLocaleResolverTests.setAndResolveLoca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essionLocaleResolverTests.customDefaultTimeZoneFun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